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a838" officeooo:paragraph-rsid="0018a838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a2208" officeooo:paragraph-rsid="001a2208"/>
    </style:style>
    <style:style style:name="P5" style:family="paragraph" style:parent-style-name="Standard">
      <style:paragraph-properties fo:text-align="center" style:justify-single-word="false"/>
      <style:text-properties officeooo:rsid="001a2208" officeooo:paragraph-rsid="001a2208"/>
    </style:style>
    <style:style style:name="T1" style:family="text">
      <style:text-properties officeooo:rsid="001a22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3/02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Donazion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Importo</text:p>
          </table:table-cell>
          <table:table-cell table:style-name="Table2.A1" office:value-type="string">
            <text:p text:style-name="P4">Importo versato</text:p>
          </table:table-cell>
          <table:table-cell table:style-name="Table2.A1" office:value-type="string">
            <text:p text:style-name="P4">Real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4 cifre intere e 2 cifre reali</text:p>
          </table:table-cell>
          <table:table-cell table:style-name="Table2.A1" office:value-type="string">
            <text:p text:style-name="Standard">&gt; <text:span text:style-name="T1">0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Data</text:p>
          </table:table-cell>
          <table:table-cell table:style-name="Table2.A1" office:value-type="string">
            <text:p text:style-name="P4">Data della donazione</text:p>
          </table:table-cell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3-03T10:48:52.692843530</dc:date>
    <meta:editing-duration>PT5M18S</meta:editing-duration>
    <meta:editing-cycles>2</meta:editing-cycles>
    <meta:document-statistic meta:table-count="2" meta:image-count="0" meta:object-count="0" meta:page-count="1" meta:paragraph-count="33" meta:word-count="52" meta:character-count="336" meta:non-whitespace-character-count="317"/>
  </office:meta>
</office:document-meta>
</file>